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e492" officeooo:paragraph-rsid="0012e492"/>
    </style:style>
    <style:style style:name="P2" style:family="paragraph" style:parent-style-name="Standard">
      <style:text-properties officeooo:rsid="0012e492" officeooo:paragraph-rsid="00144801"/>
    </style:style>
    <style:style style:name="P3" style:family="paragraph" style:parent-style-name="Standard">
      <style:text-properties officeooo:paragraph-rsid="0012e492"/>
    </style:style>
    <style:style style:name="T1" style:family="text">
      <style:text-properties officeooo:rsid="0012e492"/>
    </style:style>
    <style:style style:name="T2" style:family="text">
      <style:text-properties officeooo:rsid="00144801"/>
    </style:style>
    <style:style style:name="T3" style:family="text">
      <style:text-properties officeooo:rsid="0014c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AS</text:p>
      <text:p text:style-name="P1">Que es</text:p>
      <text:p text:style-name="P1"><text:tab/>Software como servicio</text:p>
      <text:p text:style-name="P1">A quien esta dirigido</text:p>
      <text:p text:style-name="P1"><text:tab/>A individuos y empresas</text:p>
      <text:p text:style-name="P1">Que ofrece</text:p>
      <text:p text:style-name="P3"><text:span text:style-name="T1"><text:tab/>Una empresa que maneja información (tic) ofrece un lugar o soporte donde alojar tus <text:tab/>aplicaciones para acceder a ellas por internet mediante una suscripcion.</text:span></text:p>
      <text:p text:style-name="P1"/>
      <text:p text:style-name="P1"/>
      <text:p text:style-name="P1">PAAS</text:p>
      <text:p text:style-name="P1">Que es</text:p>
      <text:p text:style-name="P1"><text:tab/>Plataforma como servicio</text:p>
      <text:p text:style-name="P1">A quien esta dirigido</text:p>
      <text:p text:style-name="P2"><text:tab/>A individuos y empresas <text:span text:style-name="T2">con conocimiento de redes</text:span></text:p>
      <text:p text:style-name="P1">Que ofrece</text:p>
      <text:p text:style-name="P1"><text:tab/><text:span text:style-name="T2">Poder crear y distribuir aplicaciones en la infraestructura de quien lo ofrece</text:span></text:p>
      <text:p text:style-name="P1"/>
      <text:p text:style-name="P1"/>
      <text:p text:style-name="P1">IAAS</text:p>
      <text:p text:style-name="P1">Que es</text:p>
      <text:p text:style-name="P1"><text:tab/>Infraestructura como servicio</text:p>
      <text:p text:style-name="P1">A quien esta dirigido</text:p>
      <text:p text:style-name="P2"><text:tab/>A individuos y empresas</text:p>
      <text:p text:style-name="P1">Que ofrece</text:p>
      <text:p text:style-name="P3"><text:span text:style-name="T1"><text:tab/>Ofrece una estructura mas completa en cuanto a nivel de infraestructura para todos.</text:span></text:p>
      <text:p text:style-name="P3"><text:tab/><text:span text:style-name="T3">Como por ejemplo copias de seguridad, particionar discos duros, etc, todo desde la nub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3T12:40:40.717409226</meta:creation-date>
    <dc:date>2019-12-03T12:49:25.001716620</dc:date>
    <meta:editing-duration>PT8M43S</meta:editing-duration>
    <meta:editing-cycles>3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2" meta:word-count="115" meta:character-count="709" meta:non-whitespace-character-count="605"/>
  </office:meta>
</office:document-meta>
</file>